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text-align="center" style:justify-single-word="false"/>
      <style:text-properties fo:font-size="22pt" fo:font-weight="bold" officeooo:rsid="000079cf" officeooo:paragraph-rsid="000079cf" style:font-size-asian="19.25pt" style:font-weight-asian="bold" style:font-size-complex="22pt" style:font-weight-complex="bold"/>
    </style:style>
    <style:style style:name="P2" style:family="paragraph" style:parent-style-name="Standard">
      <style:paragraph-properties fo:text-align="start" style:justify-single-word="false"/>
      <style:text-properties fo:font-variant="normal" fo:text-transform="none" fo:color="#374151" loext:opacity="100%" style:font-name="Liberation Serif" fo:font-size="18pt" fo:letter-spacing="normal" fo:font-style="normal" fo:font-weight="normal" officeooo:rsid="000079cf" officeooo:paragraph-rsid="000079cf" style:font-size-asian="18pt" style:font-weight-asian="normal" style:font-size-complex="18pt" style:font-weight-complex="normal"/>
    </style:style>
    <style:style style:name="P3" style:family="paragraph" style:parent-style-name="Standard">
      <style:paragraph-properties fo:text-align="start" style:justify-single-word="false"/>
      <style:text-properties fo:font-variant="normal" fo:text-transform="none" fo:color="#374151" loext:opacity="100%" style:font-name="Liberation Serif" fo:font-size="18pt" fo:letter-spacing="normal" fo:font-style="normal" style:text-underline-style="none" fo:font-weight="normal" officeooo:rsid="000079cf" officeooo:paragraph-rsid="000079cf" style:font-size-asian="15.75pt" style:font-style-asian="normal" style:font-weight-asian="normal" style:font-size-complex="18pt" style:font-style-complex="normal" style:font-weight-complex="normal"/>
    </style:style>
    <style:style style:name="P4" style:family="paragraph" style:parent-style-name="Standard">
      <style:paragraph-properties fo:text-align="center" style:justify-single-word="false"/>
      <style:text-properties fo:font-variant="normal" fo:text-transform="none" fo:color="#374151" loext:opacity="100%" style:font-name="Liberation Serif" fo:font-size="18pt" fo:letter-spacing="normal" fo:font-style="normal" style:text-underline-style="none" fo:font-weight="normal" officeooo:rsid="000079cf" officeooo:paragraph-rsid="000079cf" style:font-size-asian="15.75pt" style:font-style-asian="normal" style:font-weight-asian="normal" style:font-size-complex="18pt" style:font-style-complex="normal" style:font-weight-complex="normal"/>
    </style:style>
    <style:style style:name="P5" style:family="paragraph" style:parent-style-name="Standard">
      <style:paragraph-properties fo:text-align="start" style:justify-single-word="false"/>
      <style:text-properties fo:font-variant="normal" fo:text-transform="none" fo:color="#374151" loext:opacity="100%" style:font-name="Liberation Serif" fo:font-size="20pt" fo:letter-spacing="normal" fo:font-style="italic" style:text-underline-style="none" fo:font-weight="normal" officeooo:rsid="000079cf" officeooo:paragraph-rsid="000079cf" style:font-size-asian="20pt" style:font-style-asian="italic" style:font-weight-asian="normal" style:font-size-complex="20pt" style:font-style-complex="italic" style:font-weight-complex="normal"/>
    </style:style>
    <style:style style:name="P6" style:family="paragraph" style:parent-style-name="Standard">
      <style:paragraph-properties fo:text-align="start" style:justify-single-word="false"/>
      <style:text-properties fo:font-variant="normal" fo:text-transform="none" fo:color="#374151" loext:opacity="100%" style:font-name="Liberation Serif" fo:font-size="20pt" fo:letter-spacing="normal" fo:font-style="italic" style:text-underline-style="none" fo:font-weight="bold" officeooo:rsid="000079cf" officeooo:paragraph-rsid="000079cf" style:font-size-asian="20pt" style:font-style-asian="italic" style:font-weight-asian="bold" style:font-size-complex="20pt" style:font-style-complex="italic" style:font-weight-complex="bold"/>
    </style:style>
    <style:style style:name="P7" style:family="paragraph" style:parent-style-name="Standard">
      <style:paragraph-properties fo:text-align="start" style:justify-single-word="false"/>
      <style:text-properties fo:font-variant="normal" fo:text-transform="none" fo:color="#374151" loext:opacity="100%" style:font-name="Liberation Serif" fo:font-size="20pt" fo:letter-spacing="normal" fo:font-style="normal" style:text-underline-style="solid" style:text-underline-type="double" style:text-underline-width="auto" style:text-underline-color="font-color" fo:font-weight="bold" officeooo:rsid="000079cf" officeooo:paragraph-rsid="000079cf" style:font-size-asian="17.5pt" style:font-style-asian="normal" style:font-weight-asian="bold" style:font-size-complex="20pt" style:font-style-complex="normal" style:font-weight-complex="bold"/>
    </style:style>
    <style:style style:name="P8" style:family="paragraph" style:parent-style-name="Standard">
      <style:paragraph-properties fo:text-align="start" style:justify-single-word="false"/>
      <style:text-properties fo:font-variant="normal" fo:text-transform="none" fo:color="#374151" loext:opacity="100%" style:font-name="Liberation Serif" fo:font-size="22pt" fo:letter-spacing="normal" fo:font-style="normal" style:text-underline-style="none" fo:font-weight="bold" officeooo:rsid="000079cf" officeooo:paragraph-rsid="000079cf" style:font-size-asian="22pt" style:font-style-asian="normal" style:font-weight-asian="bold" style:font-size-complex="22pt" style:font-style-complex="normal" style:font-weight-complex="bold"/>
    </style:style>
    <style:style style:name="T1" style:family="text">
      <style:text-properties officeooo:rsid="00039f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oud Service Models</text:p>
      <text:p text:style-name="P4"/>
      <text:p text:style-name="P3"/>
      <text:p text:style-name="P3">Cloud computing offers various service models that cater to different needs and requirements of organizations. These service models provide different levels of abstraction and management responsibilities, allowing businesses to choose the most suitable model based on their specific use cases. Let's explore the three primary cloud service models:</text:p>
      <text:p text:style-name="P3"/>
      <text:p text:style-name="P6">1. Infrastructure as a Service (IaaS):</text:p>
      <text:p text:style-name="P5"/>
      <text:p text:style-name="P3">Infrastructure as a Service (IaaS) is a cloud service model that provides virtualized infrastructure resources over the internet. It offers a flexible and scalable infrastructure that includes virtual machines, storage, and networking capabilities. With IaaS, organizations have control over the operating systems, applications, and data running on the virtual infrastructure, while the cloud provider manages the physical infrastructure.</text:p>
      <text:p text:style-name="P3"/>
      <text:p text:style-name="P5">Key Features of IaaS:</text:p>
      <text:p text:style-name="P5"/>
      <text:p text:style-name="P3">- Virtual Machines (VMs): IaaS allows users to create and manage virtual machines, giving them control over the operating system, applications, and configurations.</text:p>
      <text:p text:style-name="P3">- Storage: IaaS provides scalable and on-demand storage resources for storing and managing data, which can be accessed over the network.</text:p>
      <text:p text:style-name="P3">- Networking: IaaS offers virtual networking capabilities, allowing users to set up networks, subnets, firewalls, and load balancers to control traffic and connectivity.</text:p>
      <text:p text:style-name="P3">- Scalability: IaaS enables organizations to scale their infrastructure resources up or down based on demand, ensuring optimal resource utilization.</text:p>
      <text:p text:style-name="P3"><text:soft-page-break/></text:p>
      <text:p text:style-name="P5">Use Cases for IaaS:</text:p>
      <text:p text:style-name="P5"/>
      <text:p text:style-name="P3">- Development and Testing Environments: IaaS allows organizations to quickly provision virtual machines and infrastructure for development, testing, and staging environments.</text:p>
      <text:p text:style-name="P3">- Big Data and Analytics: IaaS provides the flexibility and scalability required for processing and analyzing large volumes of data, enabling organizations to leverage big data technologies.</text:p>
      <text:p text:style-name="P3">- Disaster Recovery: IaaS can serve as a cost-effective solution for implementing disaster recovery strategies by replicating infrastructure and data in the cloud.</text:p>
      <text:p text:style-name="P3"/>
      <text:p text:style-name="P6">2. Platform as a Service (PaaS):</text:p>
      <text:p text:style-name="P3"/>
      <text:p text:style-name="P3">Platform as a Service (PaaS) is a cloud service model that offers a complete development and deployment platform to users. It provides a framework and tools for building, testing, and deploying applications without the need to manage the underlying infrastructure. PaaS abstracts the complexities of infrastructure management, allowing developers to focus on application logic and functionality.</text:p>
      <text:p text:style-name="P3"/>
      <text:p text:style-name="P5">Key Features of PaaS:</text:p>
      <text:p text:style-name="P3"/>
      <text:p text:style-name="P3">- Development Frameworks: PaaS offers pre-configured development frameworks and tools that simplify the application development process.</text:p>
      <text:p text:style-name="P3">- Runtime Environment: PaaS provides a runtime environment for executing applications, handling scalability, load balancing, and performance management.</text:p>
      <text:p text:style-name="P3">- Database Services: PaaS includes managed database services that handle database administration and maintenance tasks.</text:p>
      <text:p text:style-name="P3"><text:soft-page-break/>- Deployment and Integration Tools: PaaS provides tools for deploying applications, managing application versions, and integrating with other services.</text:p>
      <text:p text:style-name="P3"/>
      <text:p text:style-name="P5">Use Cases for PaaS:</text:p>
      <text:p text:style-name="P3"/>
      <text:p text:style-name="P3">- Web Application Development: PaaS simplifies the process of developing and deploying web applications, providing the necessary tools and frameworks.</text:p>
      <text:p text:style-name="P3">- Mobile App Development: PaaS offers development environments and tools for building and deploying mobile applications across different platforms.</text:p>
      <text:p text:style-name="P3">- Internet of Things (IoT) Solutions: PaaS can support the development and deployment of IoT applications, providing the necessary infrastructure and connectivity.</text:p>
      <text:p text:style-name="P3"/>
      <text:p text:style-name="P6">3. Software as a Service (SaaS):</text:p>
      <text:p text:style-name="P3"/>
      <text:p text:style-name="P3">Software as a Service (SaaS) is a cloud service model that delivers software applications over the internet on a subscription basis. With SaaS, users can access and use applications without the need for local installation or maintenance. The service provider hosts and manages the application infrastructure, databases, and updates, while users can focus on utilizing the software to meet their business needs.</text:p>
      <text:p text:style-name="P3"/>
      <text:p text:style-name="P5">Key Features of SaaS:</text:p>
      <text:p text:style-name="P3"/>
      <text:p text:style-name="P3">- Accessibility: SaaS applications are accessible through web browsers or specialized clients, allowing users to access them from anywhere with an internet connection.</text:p>
      <text:p text:style-name="P3">- Multi-Tenancy: SaaS applications are designed to serve multiple users or organizations on a shared infrastructure, ensuring efficient resource utilization.</text:p>
      <text:p text:style-name="P3"><text:soft-page-break/>- Automatic Updates: SaaS providers handle application updates and maintenance, ensuring that users always have access</text:p>
      <text:p text:style-name="P3"/>
      <text:p text:style-name="P3"><text:s/>to the latest features and security patches.</text:p>
      <text:p text:style-name="P3">- Subscription Model: SaaS applications are typically offered on a pay-as-you-go subscription basis, allowing organizations to scale their usage as needed.</text:p>
      <text:p text:style-name="P3"/>
      <text:p text:style-name="P5">Use Cases for SaaS:</text:p>
      <text:p text:style-name="P5"/>
      <text:p text:style-name="P3">- Customer Relationship Management (CRM): SaaS-based CRM platforms provide organizations with tools for managing customer interactions, sales, and marketing activities.</text:p>
      <text:p text:style-name="P3">- Enterprise Resource Planning (ERP): SaaS-based ERP systems offer integrated solutions for managing core business processes, including finance, HR, and inventory management.</text:p>
      <text:p text:style-name="P3">- Collaboration and Productivity: SaaS applications provide collaboration tools, document sharing platforms, and project management software to enhance team productivity and communication.</text:p>
      <text:p text:style-name="P3"/>
      <text:p text:style-name="P8">Conclusion:</text:p>
      <text:p text:style-name="P3"/>
      <text:p text:style-name="P3">Cloud computing offers three primary service models: IaaS, PaaS, and SaaS. Each model provides different levels of abstraction and management responsibilities, enabling organizations to choose the most suitable approach based on their requirements. Whether it's the flexibility of IaaS, the streamlined development environment of PaaS, or the convenience of SaaS applications, cloud service models provide businesses with the scalability, efficiency, and innovation required to thrive in the digital er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0T21:03:50.363143744</meta:creation-date>
    <dc:date>2023-06-21T09:58:55.907853712</dc:date>
    <meta:editing-duration>PT6M11S</meta:editing-duration>
    <meta:editing-cycles>1</meta:editing-cycles>
    <meta:document-statistic meta:table-count="0" meta:image-count="0" meta:object-count="0" meta:page-count="4" meta:paragraph-count="38" meta:word-count="777" meta:character-count="5680" meta:non-whitespace-character-count="4940"/>
    <meta:generator>LibreOffice/7.3.7.2$Linux_X86_64 LibreOffice_project/30$Build-2</meta:generator>
  </office:meta>
</office:document-meta>
</file>